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47e16"/>
    </style:style>
    <style:style style:name="P2" style:family="paragraph" style:parent-style-name="Standard">
      <style:paragraph-properties fo:margin-left="0cm" fo:margin-right="0cm" fo:orphans="2" fo:widows="2" fo:text-indent="0cm" style:auto-text-indent="false"/>
      <style:text-properties officeooo:paragraph-rsid="00151cf8"/>
    </style:style>
    <style:style style:name="P3" style:family="paragraph" style:parent-style-name="Standard">
      <style:paragraph-properties fo:margin-left="0cm" fo:margin-right="0cm" fo:orphans="2" fo:widows="2" fo:text-indent="0cm" style:auto-text-indent="false"/>
      <style:text-properties officeooo:paragraph-rsid="0015874c"/>
    </style:style>
    <style:style style:name="P4" style:family="paragraph" style:parent-style-name="Standard">
      <style:paragraph-properties fo:margin-left="0cm" fo:margin-right="0cm" fo:orphans="2" fo:widows="2" fo:text-indent="0cm" style:auto-text-indent="false"/>
      <style:text-properties officeooo:paragraph-rsid="00190e02"/>
    </style:style>
    <style:style style:name="P5" style:family="paragraph" style:parent-style-name="Standard">
      <style:paragraph-properties fo:margin-left="0cm" fo:margin-right="0cm" fo:orphans="2" fo:widows="2" fo:text-indent="0cm" style:auto-text-indent="false"/>
      <style:text-properties officeooo:rsid="0015874c" officeooo:paragraph-rsid="00174ee4"/>
    </style:style>
    <style:style style:name="P6" style:family="paragraph" style:parent-style-name="Standard">
      <style:paragraph-properties fo:margin-left="0cm" fo:margin-right="0cm" fo:orphans="2" fo:widows="2" fo:text-indent="0cm" style:auto-text-indent="false"/>
      <style:text-properties officeooo:rsid="00190e02" officeooo:paragraph-rsid="001caa62"/>
    </style:style>
    <style:style style:name="P7" style:family="paragraph" style:parent-style-name="Standard">
      <style:paragraph-properties fo:margin-left="0cm" fo:margin-right="0cm" fo:orphans="2" fo:widows="2" fo:text-indent="0cm" style:auto-text-indent="false"/>
      <style:text-properties officeooo:rsid="001b5b25" officeooo:paragraph-rsid="001b5b25"/>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47e16"/>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1cf8"/>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874c"/>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90e02"/>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5874c" officeooo:paragraph-rsid="00174ee4"/>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90e02"/>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b5b25"/>
    </style:style>
    <style:style style:name="P15" style:family="paragraph" style:parent-style-name="Standard">
      <style:paragraph-properties fo:margin-left="0cm" fo:margin-right="0cm" fo:orphans="2" fo:widows="2" fo:text-indent="0cm" style:auto-text-indent="false"/>
      <style:text-properties officeooo:paragraph-rsid="001f37fc"/>
    </style:style>
    <style:style style:name="P16" style:family="paragraph" style:parent-style-name="Standard">
      <style:paragraph-properties fo:margin-left="0cm" fo:margin-right="0cm" fo:orphans="2" fo:widows="2" fo:text-indent="0cm" style:auto-text-indent="false"/>
      <style:text-properties officeooo:paragraph-rsid="00276dbf"/>
    </style:style>
    <style:style style:name="P17" style:family="paragraph" style:parent-style-name="Standard">
      <style:paragraph-properties fo:margin-left="0cm" fo:margin-right="0cm" fo:orphans="2" fo:widows="2" fo:text-indent="0cm" style:auto-text-indent="false"/>
      <style:text-properties officeooo:paragraph-rsid="0027dee5"/>
    </style:style>
    <style:style style:name="P18" style:family="paragraph" style:parent-style-name="Standard">
      <style:paragraph-properties fo:margin-left="0cm" fo:margin-right="0cm" fo:orphans="2" fo:widows="2" fo:text-indent="0cm" style:auto-text-indent="false"/>
      <style:text-properties officeooo:paragraph-rsid="00288145"/>
    </style:style>
    <style:style style:name="P19" style:family="paragraph" style:parent-style-name="Standard">
      <style:paragraph-properties fo:margin-left="0cm" fo:margin-right="0cm" fo:orphans="2" fo:widows="2" fo:text-indent="0cm" style:auto-text-indent="false"/>
      <style:text-properties officeooo:paragraph-rsid="002cc862"/>
    </style:style>
    <style:style style:name="P20" style:family="paragraph" style:parent-style-name="Standard">
      <style:paragraph-properties fo:margin-left="0cm" fo:margin-right="0cm" fo:orphans="2" fo:widows="2" fo:text-indent="0cm" style:auto-text-indent="false"/>
      <style:text-properties officeooo:paragraph-rsid="002efc61"/>
    </style:style>
    <style:style style:name="P21" style:family="paragraph" style:parent-style-name="Standard">
      <style:paragraph-properties fo:margin-left="0cm" fo:margin-right="0cm" fo:orphans="2" fo:widows="2" fo:text-indent="0cm" style:auto-text-indent="false"/>
      <style:text-properties officeooo:paragraph-rsid="0030e1fa"/>
    </style:style>
    <style:style style:name="P22" style:family="paragraph" style:parent-style-name="Standard">
      <style:paragraph-properties fo:margin-left="0cm" fo:margin-right="0cm" fo:orphans="2" fo:widows="2" fo:text-indent="0cm" style:auto-text-indent="false"/>
      <style:text-properties officeooo:paragraph-rsid="0037a003"/>
    </style:style>
    <style:style style:name="P23" style:family="paragraph" style:parent-style-name="Standard">
      <style:paragraph-properties fo:margin-left="0cm" fo:margin-right="0cm" fo:orphans="2" fo:widows="2" fo:text-indent="0cm" style:auto-text-indent="false"/>
      <style:text-properties officeooo:paragraph-rsid="003d24e6"/>
    </style:style>
    <style:style style:name="P24" style:family="paragraph" style:parent-style-name="Standard">
      <style:paragraph-properties fo:margin-left="0cm" fo:margin-right="0cm" fo:orphans="2" fo:widows="2" fo:text-indent="0cm" style:auto-text-indent="false"/>
      <style:text-properties officeooo:paragraph-rsid="003f6e82"/>
    </style:style>
    <style:style style:name="P25" style:family="paragraph" style:parent-style-name="Standard">
      <style:paragraph-properties fo:margin-left="0cm" fo:margin-right="0cm" fo:orphans="2" fo:widows="2" fo:text-indent="0cm" style:auto-text-indent="false"/>
      <style:text-properties officeooo:rsid="001f37fc" officeooo:paragraph-rsid="001f37fc"/>
    </style:style>
    <style:style style:name="P26" style:family="paragraph" style:parent-style-name="Standard">
      <style:paragraph-properties fo:margin-left="0cm" fo:margin-right="0cm" fo:orphans="2" fo:widows="2" fo:text-indent="0cm" style:auto-text-indent="false"/>
      <style:text-properties officeooo:rsid="001b5b25" officeooo:paragraph-rsid="00276dbf"/>
    </style:style>
    <style:style style:name="P27" style:family="paragraph" style:parent-style-name="Standard">
      <style:paragraph-properties fo:margin-left="0cm" fo:margin-right="0cm" fo:orphans="2" fo:widows="2" fo:text-indent="0cm" style:auto-text-indent="false"/>
      <style:text-properties officeooo:rsid="002cc862" officeooo:paragraph-rsid="002cc862"/>
    </style:style>
    <style:style style:name="P28" style:family="paragraph" style:parent-style-name="Standard">
      <style:paragraph-properties fo:margin-left="0cm" fo:margin-right="0cm" fo:orphans="2" fo:widows="2" fo:text-indent="0cm" style:auto-text-indent="false"/>
      <style:text-properties officeooo:rsid="00319998" officeooo:paragraph-rsid="00319998"/>
    </style:style>
    <style:style style:name="P29" style:family="paragraph" style:parent-style-name="Standard">
      <style:paragraph-properties fo:margin-left="0cm" fo:margin-right="0cm" fo:orphans="2" fo:widows="2" fo:text-indent="0cm" style:auto-text-indent="false"/>
      <style:text-properties officeooo:rsid="003728d7" officeooo:paragraph-rsid="003728d7"/>
    </style:style>
    <style:style style:name="P30" style:family="paragraph" style:parent-style-name="Standard">
      <style:paragraph-properties fo:margin-left="0cm" fo:margin-right="0cm" fo:orphans="2" fo:widows="2" fo:text-indent="0cm" style:auto-text-indent="false"/>
      <style:text-properties officeooo:rsid="0037a003" officeooo:paragraph-rsid="003b27c6"/>
    </style:style>
    <style:style style:name="P31" style:family="paragraph" style:parent-style-name="Standard">
      <style:paragraph-properties fo:margin-left="0cm" fo:margin-right="0cm" fo:orphans="2" fo:widows="2" fo:text-indent="0cm" style:auto-text-indent="false"/>
      <style:text-properties officeooo:rsid="003edc22" officeooo:paragraph-rsid="003edc22"/>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222222" style:font-name="Arial" fo:font-size="12pt" fo:letter-spacing="normal" fo:font-style="normal" fo:font-weight="normal" officeooo:rsid="00242723"/>
    </style:style>
    <style:style style:name="T16" style:family="text">
      <style:text-properties fo:font-variant="normal" fo:text-transform="none" fo:color="#222222" style:font-name="Arial" fo:font-size="12pt" fo:letter-spacing="normal" fo:font-style="normal" fo:font-weight="normal" officeooo:rsid="0026aec5"/>
    </style:style>
    <style:style style:name="T17" style:family="text">
      <style:text-properties fo:font-variant="normal" fo:text-transform="none" fo:color="#222222" style:font-name="Arial" fo:font-size="12pt" fo:letter-spacing="normal" fo:font-style="normal" fo:font-weight="normal" officeooo:rsid="00276dbf"/>
    </style:style>
    <style:style style:name="T18" style:family="text">
      <style:text-properties fo:font-variant="normal" fo:text-transform="none" fo:color="#222222" style:font-name="Arial" fo:font-size="12pt" fo:letter-spacing="normal" fo:font-style="normal" fo:font-weight="normal" officeooo:rsid="00288145"/>
    </style:style>
    <style:style style:name="T19" style:family="text">
      <style:text-properties fo:font-variant="normal" fo:text-transform="none" fo:color="#222222" style:font-name="Arial" fo:font-size="12pt" fo:letter-spacing="normal" fo:font-style="normal" fo:font-weight="normal" officeooo:rsid="0028cbfd"/>
    </style:style>
    <style:style style:name="T20" style:family="text">
      <style:text-properties fo:font-variant="normal" fo:text-transform="none" fo:color="#222222" style:font-name="Arial" fo:font-size="12pt" fo:letter-spacing="normal" fo:font-style="normal" fo:font-weight="normal" officeooo:rsid="002ac02b"/>
    </style:style>
    <style:style style:name="T21" style:family="text">
      <style:text-properties fo:font-variant="normal" fo:text-transform="none" fo:color="#222222" style:font-name="Arial" fo:font-size="12pt" fo:letter-spacing="normal" fo:font-style="normal" fo:font-weight="normal" officeooo:rsid="002c438f"/>
    </style:style>
    <style:style style:name="T22" style:family="text">
      <style:text-properties fo:font-variant="normal" fo:text-transform="none" fo:color="#222222" style:font-name="Arial" fo:font-size="12pt" fo:letter-spacing="normal" fo:font-style="normal" fo:font-weight="normal" officeooo:rsid="002d9bfe"/>
    </style:style>
    <style:style style:name="T23" style:family="text">
      <style:text-properties fo:font-variant="normal" fo:text-transform="none" fo:color="#222222" style:font-name="Arial" fo:font-size="12pt" fo:letter-spacing="normal" fo:font-style="normal" fo:font-weight="normal" officeooo:rsid="002e4105"/>
    </style:style>
    <style:style style:name="T24" style:family="text">
      <style:text-properties fo:font-variant="normal" fo:text-transform="none" fo:color="#222222" style:font-name="Arial" fo:font-size="12pt" fo:letter-spacing="normal" fo:font-style="normal" fo:font-weight="normal" officeooo:rsid="002efc61"/>
    </style:style>
    <style:style style:name="T25" style:family="text">
      <style:text-properties fo:font-variant="normal" fo:text-transform="none" fo:color="#222222" style:font-name="Arial" fo:font-size="12pt" fo:letter-spacing="normal" fo:font-style="normal" fo:font-weight="normal" officeooo:rsid="00339744"/>
    </style:style>
    <style:style style:name="T26" style:family="text">
      <style:text-properties fo:font-variant="normal" fo:text-transform="none" fo:color="#222222" style:font-name="Arial" fo:font-size="12pt" fo:letter-spacing="normal" fo:font-style="normal" fo:font-weight="normal" officeooo:rsid="0033c3df"/>
    </style:style>
    <style:style style:name="T27" style:family="text">
      <style:text-properties fo:font-variant="normal" fo:text-transform="none" fo:color="#222222" style:font-name="Arial" fo:font-size="12pt" fo:letter-spacing="normal" fo:font-style="normal" fo:font-weight="normal" officeooo:rsid="00353a60"/>
    </style:style>
    <style:style style:name="T28" style:family="text">
      <style:text-properties fo:font-variant="normal" fo:text-transform="none" fo:color="#222222" style:font-name="Arial" fo:font-size="12pt" fo:letter-spacing="normal" fo:font-style="normal" fo:font-weight="normal" officeooo:rsid="00394df4"/>
    </style:style>
    <style:style style:name="T29" style:family="text">
      <style:text-properties fo:font-variant="normal" fo:text-transform="none" fo:color="#222222" style:font-name="Arial" fo:font-size="12pt" fo:letter-spacing="normal" fo:font-style="normal" fo:font-weight="normal" officeooo:rsid="003b27c6"/>
    </style:style>
    <style:style style:name="T30" style:family="text">
      <style:text-properties fo:font-variant="normal" fo:text-transform="none" fo:color="#222222" style:font-name="Arial" fo:font-size="12pt" fo:letter-spacing="normal" fo:font-style="normal" fo:font-weight="normal" officeooo:rsid="003f6e82"/>
    </style:style>
    <style:style style:name="T31" style:family="text">
      <style:text-properties fo:font-variant="normal" fo:text-transform="none" fo:color="#222222" style:font-name="Arial" fo:font-size="12pt" fo:letter-spacing="normal" fo:font-style="normal" fo:font-weight="normal" officeooo:rsid="00413abe"/>
    </style:style>
    <style:style style:name="T32" style:family="text">
      <style:text-properties fo:font-variant="normal" fo:text-transform="none" fo:color="#1155cc" style:font-name="Arial" fo:font-size="12pt" fo:letter-spacing="normal" fo:font-style="normal" fo:font-weight="normal"/>
    </style:style>
    <style:style style:name="T33" style:family="text">
      <style:text-properties officeooo:rsid="0023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8"/>
      <text:p text:style-name="P8"/>
      <text:p text:style-name="P2"><text:span text:style-name="T2">Thank you for suggesting this. I have actually thought about including this many times and now that it has been recommended. I inserted a brief discussion in Sec. IV for both SNR =12 which improves things and SNR=20 which reduces the advanced warning times. </text:span><text:span text:style-name="T4">There are many articles in the literature that go as low as SNR=8, but I prefer to err on the side of caution.</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9"/>
      <text:p text:style-name="P3"><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0"/>
      <text:p text:style-name="P5"><text:span text:style-name="T1">This is also a good suggestion. </text:span><text:span text:style-name="T5">I added a brief paragraph and directed the reader to an excellent reference for further reading.</text:span></text:p>
      <text:p text:style-name="P12"><text:s/></text:p>
      <text:p text:style-name="P4"><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1"/>
      <text:p text:style-name="P6"><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 inclination </text:span><text:span text:style-name="T9">(iota) and polarization (psi) angles</text:span><text:span text:style-name="T6"> of the source </text:span><text:span text:style-name="T9">are</text:span><text:span text:style-name="T6"> not known precisely </text:span><text:span text:style-name="T12">even after </text:span><text:span text:style-name="T15">the </text:span><text:span text:style-name="T12">detection</text:span><text:span text:style-name="T6">. My goal was to construct a </text:span><text:span text:style-name="T7">three</text:span><text:span text:style-name="T6"> </text:span><text:span text:style-name="T7">L-IFO</text:span><text:span text:style-name="T6"> network that would serve as an adequate proxy to the near future network of Advanced LIGO-Virgo. To ensure that my model network </text:span><text:span text:style-name="T7">operates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text:span><text:span text:style-name="T16">s the</text:span><text:span text:style-name="T9"> particular Q factors </text:span><text:span text:style-name="T13">fr</text:span><text:span text:style-name="T16">om</text:span><text:span text:style-name="T13"> GW170817</text:span><text:span text:style-name="T9"> would not apply to</text:span><text:span text:style-name="T8"> future events.</text:span></text:p>
      <text:p text:style-name="P13"/>
      <text:p text:style-name="P26"><text:span text:style-name="T1">The most appropriate way to construct the network would be to use the exact positions and relative orientations of the three IFOs then Monte Carlo </text:span><text:span text:style-name="T10">(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y well justified choice. My choice for the low sensitivity “l” detector might seem more adhoc, but the goal here is to be significantly lower than the RMS average but be non-zero. And clearly, it is the “h” and “m” detectors that contribute significantly to the total network SNR </text:span><text:span text:style-name="T14">which is given by a sum of quadratures.</text:span></text:p>
      <text:p text:style-name="P14"/>
      <text:p text:style-name="P7"><text:span text:style-name="T1">I deliberately wished to avoid going through </text:span><text:span text:style-name="T10">the MC path</text:span><text:span text:style-name="T1"> to not digress further from the goal of the article which mostly focuses on orbital evolution under quadrupole radiation and computation of inspiral times, and not so much on localization.</text:span></text:p>
      <text:p text:style-name="P15"><text:line-break/><text:span text:style-name="T33">Having said all this, I added an paragraph to the end of Sec. III.A</text:span><text:line-break/></text:p>
      <text:p text:style-name="P15"><text:span text:style-name="T1"/></text:p>
      <text:p text:style-name="P15"><text:span text:style-name="T1"/></text:p>
      <text:p text:style-name="P15"><text:span text:style-name="T1"/></text:p>
      <text:p text:style-name="P15"><text:soft-page-break/><text:span text:style-name="T1">IV. In Sec. IV the author writes:</text:span><text:line-break/><text:span text:style-name="T1">"A rather compact NS with m = 1.4M, R = 11 km, P = 10 ms has χ &lt;0.05 whereas the 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15"><text:span text:style-name="T1"/></text:p>
      <text:p text:style-name="P25"><text:span text:style-name="T1">I thank the referee for mentioning this reference. I updated the relevant section of the manuscript accordingly.</text:span></text:p>
      <text:p text:style-name="P25"><text:span text:style-name="T1"/></text:p>
      <text:p text:style-name="P16"><text:span text:style-name="T1">V. A minor correction: Please when you first use the abbreviation UCD, shortly introduce it.</text:span></text:p>
      <text:p text:style-name="P16"><text:span text:style-name="T1"/></text:p>
      <text:p text:style-name="P17"><text:span text:style-name="T17">Done. Thank you for spotting this.</text:span><text:line-break/><text:line-break/><text:span text:style-name="T1">VI. Can the author comment on how likely it is to have a ET configuration more similar to ET-C than ET-B?</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text:span></text:p>
      <text:p text:style-name="P17"><text:span text:style-name="T1"/></text:p>
      <text:p text:style-name="P18"><text:span text:style-name="T18">It is difficult to answer this with 100% certainty as the ET design is by no means finalized. However, a recent presentation by Stefan Hild at </text:span><text:span text:style-name="T21">the </text:span><text:span text:style-name="T18">9th Einstein Telescope Symposium</text:span></text:p>
      <text:p text:style-name="P19"><text:span text:style-name="T18">in April 2018 hints that ET-C is actually a more realistic realization than ET-B. </text:span></text:p>
      <text:p text:style-name="P27"><text:span text:style-name="T18">T</text:span><text:span text:style-name="T1">his is because the many challenges that ET needs to overcome to reach goal sensitivities are more surmountable using separate low-frequency and high-frequency interferometers (xylophone) whose signals can be combined coherently or incoherently. </text:span><text:span text:style-name="T22">The same presentation details many of the needed improvements to reach ET-C sensitivity. My understanding is that there are no fundamental limitations with the exception of a factor-50 <text:s/>required reduction in the gravity-gradient noise which may be achieved by cavern shaping.</text:span></text:p>
      <text:p text:style-name="P20"><text:span text:style-name="T19">The community is confident that the EU will allocate 1 to 1.5 billion euros for this detector. </text:span><text:span text:style-name="T20">It seems that more than 85% of the cost will go toward site excavation/construction and the vacuum systems. </text:span><text:span text:style-name="T23">Currently, efforts are being allocated to the reducing costs.</text:span><text:line-break/><text:line-break/></text:p>
      <text:p text:style-name="P20">---------------------------------------------------------------------------------------------------------------------</text:p>
      <text:p text:style-name="P20"><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32">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soft-page-break/><text:line-break/><text:span text:style-name="T1">I recommend publishing the manuscript with the following minor revisions:</text:span><text:line-break/><text:line-break/><text:span text:style-name="T1">1. Cite Chan et al. 2018 and compare with their predictions for 3G detectors.</text:span></text:p>
      <text:p text:style-name="P20"><text:span text:style-name="T1"/></text:p>
      <text:p text:style-name="P29"><text:span text:style-name="T1">I thank the referee for pointing this important article out. Despite my best efforts to research the relevant literature, this one has somehow gone unnoticed by me.</text:span></text:p>
      <text:p text:style-name="P20"><text:span text:style-name="T1"/></text:p>
      <text:p text:style-name="P21"><text:span text:style-name="T24">Chen et al. mentions “</text:span><text:span text:style-name="T1">BNSs at 200Mpc, 50% and 90% of the detectable sources can be localized with 90% confidence to within 42deg2 and 183deg2 respectively. </text:span><text:span text:style-name="T24">For sources located at 400Mpc, the upper limit of the size of 90% credible region increases to 187deg2 (812deg2 ) for the best localized 50% (90%) of the detectable sources. This still leaves 36% of the detectable sources localized to within 100deg2 with 90% confidence. Combining the ET and CE together... All sources within 200Mpc are localized to within 30deg2 with 90% confidence. Importantly, at <text:s/>200Mpc, the 90% credible region upper limit for the best localized 90% of the detectable sources are only <text:s/>O(1)deg2 respectively.”</text:span></text:p>
      <text:p text:style-name="P28"><text:span text:style-name="T24">S</text:span><text:span text:style-name="T1">ee Fig.4(a) as well. </text:span><text:span text:style-name="T25">Table I: 40% of sources at 200Mpc localizable to 30deg2, 16% at 400Mpc. </text:span><text:span text:style-name="T26">ET+CE &gt;99% to 30deg2 within 400 Mpc. <text:s/></text:span><text:span text:style-name="T27">Table II, ET alone, 13% of BNS at 200Mpc will yield T_AW=2 hours, 4% at 400Mpc.</text:span></text:p>
      <text:p text:style-name="P28"><text:span text:style-name="T27"/></text:p>
      <text:p text:style-name="P22"><text:span text:style-name="T1">2. Add predictions for A+ and LIGO Voyager, which will make the article more timely given that funding for A+ has been recently granted in the US.</text:span></text:p>
      <text:p text:style-name="P22"><text:span text:style-name="T1"/></text:p>
      <text:p text:style-name="P30"><text:span text:style-name="T1">This had occurred to me as well. However, after looking at sensitivity curves of LIGO A+ and Voyager, I noticed that there is essentially no significant improvement in the low-frequency end compared to Advanced LIGO. </text:span><text:span text:style-name="T29">I even briefly investigated LISA’s potential role, but as I suspected, it will not be sensitive enough for BNS inspirals.</text:span></text:p>
      <text:p text:style-name="P30"><text:span text:style-name="T1"/></text:p>
      <text:p text:style-name="P30"><text:span text:style-name="T1">It is only ET-C/D, CE and KAGRA+(3G?) that offer </text:span><text:span text:style-name="T28">gains below ~ 10Hz. </text:span><text:span text:style-name="T29">As I already mentioned above, my upcoming article has details on the contributions that CE and KAGRA+ will make to ET’s detection/localization efforts.</text:span></text:p>
      <text:p text:style-name="P30"><text:span text:style-name="T29"/></text:p>
      <text:p text:style-name="P23"><text:span text:style-name="T1">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span></text:p>
      <text:p text:style-name="P23"><text:span text:style-name="T1"/></text:p>
      <text:p text:style-name="P31"><text:span text:style-name="T1">Thank you for suggesting this. I added a new Section after Sec. VII</text:span></text:p>
      <text:p text:style-name="P23"><text:span text:style-name="T1"/></text:p>
      <text:p text:style-name="P23"><text:span text:style-name="T1">4. Change the title of Section VII from "Binary black hole neutron star systems" to "Black hole neutron star systems."</text:span></text:p>
      <text:p text:style-name="P23"><text:span text:style-name="T1"/></text:p>
      <text:p text:style-name="P31"><text:span text:style-name="T1">I changed the title to “Black hole neutron star inspirals”. </text:span></text:p>
      <text:p text:style-name="P31"><text:span text:style-name="T1"/></text:p>
      <text:p text:style-name="P24"><text:span text:style-name="T1">5. Avoid the term "tidal disruption event" since astronomers are using this term to refer to tidal disruptions of main-sequence stars by supermassive black holes.</text:span></text:p>
      <text:p text:style-name="P24"><text:span text:style-name="T1"/></text:p>
      <text:p text:style-name="P24"><text:span text:style-name="T30">I understand the reservation in my liberally using this term. However, it is common in the literature of BH-NS binaries </text:span><text:span text:style-name="T31">and does not seem confusing [to me] in the correct context</text:span><text:span text:style-name="T30">. See for example, Living Reviews in Relativity, 15, (2012), 8. </text:span><text:span text:style-name="T31">So unless the referee has <text:s/>very strong objections I would like to keep the term “tidal disruption”. Otherwise, I can </text:span><text:soft-page-break/><text:span text:style-name="T31">replace it by, e.g., “tidal tearing”?</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18T16:06:47.226577237</dc:date>
    <meta:editing-duration>PT7H10M3S</meta:editing-duration>
    <meta:editing-cycles>36</meta:editing-cycles>
    <meta:document-statistic meta:table-count="0" meta:image-count="0" meta:object-count="0" meta:page-count="5" meta:paragraph-count="32" meta:word-count="2009" meta:character-count="12222" meta:non-whitespace-character-count="10194"/>
  </office:meta>
</office:document-meta>
</file>